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puesto 2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p text:style-name="P1"><text:span text:style-name="T1">.En ambos casos, la automatización parte de una tarea o subproyecto en teamcity, que como postbuild lanza el proceso de grabación en un equipo preparado para ello</text:span></text:p>
            <text:p text:style-name="P1"><text:span text:style-name="T1">. Si se lanza como Artifact depend, correrá en un agent, y puede descargarse el archivo comprimido binario del teamcity server</text:span></text:p>
            <text:p text:style-name="P1"><text:span text:style-name="T1">. Si se lanza como Postbuild Deployer plugin, <text:s/>SSH Exec, puede recoger el fichero comprimido desde el Servidor de Ficheros</text:span></text:p>
            <text:p text:style-name="P1"><text:span text:style-name="T1">.En ambos casos, se descomprime el fichero, y se pasa a un bucle en el que:</text:span></text:p>
            <text:p text:style-name="P1"><text:span text:style-name="T1"><text:s text:c="4"/></text:span><text:span text:style-name="T1">1.- Se genera el número de serie único. Podría recogerse de un ws que tuviéramos en un servidor, que se encargara de la generación única del número de serie </text:span></text:p>
            <text:p text:style-name="P1"><text:span text:style-name="T1"><text:s text:c="4"/></text:span><text:span text:style-name="T1">2.- Se inyecta en el paquete</text:span></text:p>
            <text:p text:style-name="P1"><text:span text:style-name="T1"><text:s text:c="3"/></text:span><text:span text:style-name="T1">3.- Se graba en la tarjeta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6:19:00.007847232</meta:creation-date>
    <dc:date>2017-02-14T09:50:36.769265686</dc:date>
    <meta:editing-duration>PT17H2M</meta:editing-duration>
    <meta:editing-cycles>1</meta:editing-cycles>
    <meta:document-statistic meta:object-count="25"/>
    <meta:generator>LibreOffice/5.1.4.2$Linux_X86_64 LibreOffice_project/10m0$Build-2</meta:generator>
  </office:meta>
</office:document-meta>
</file>